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208" calcext:value-type="float">
            <text:p>106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7" calcext:value-type="float">
            <text:p>94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6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